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DejaVu Sans Mono" fo:font-size="9pt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DejaVu Sans Mono" fo:font-size="9pt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9pt"/>
    </style:style>
    <style:style style:name="P10" style:family="paragraph" style:parent-style-name="Preformatted_20_Text">
      <style:text-properties fo:color="#808080"/>
    </style:style>
    <style:style style:name="T1" style:family="text">
      <style:text-properties fo:font-style="italic"/>
    </style:style>
    <style:style style:name="T2" style:family="text">
      <style:text-properties style:font-name="DejaVu Sans Mono" fo:font-size="9pt"/>
    </style:style>
    <style:style style:name="T3" style:family="text">
      <style:text-properties style:font-name="DejaVu Sans Mono" fo:font-size="9pt" fo:font-style="italic"/>
    </style:style>
    <style:style style:name="T4" style:family="text">
      <style:text-properties fo:color="#000080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458383"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7a7a43"/>
    </style:style>
    <style:style style:name="T10" style:family="text">
      <style:text-properties fo:color="#7a7a43" style:font-name="DejaVu Sans Mono" fo:font-size="9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9pt" fo:font-style="italic"/>
    </style:style>
    <style:style style:name="T13" style:family="text">
      <style:text-properties fo:color="#008000" style:font-name="DejaVu Sans Mono" fo:font-size="9pt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jsonauth </text:span>= (logindata) =&gt; {</text:p>
      <text:p text:style-name="P3"><text:s text:c="8"/><text:span text:style-name="T5">let </text:span><text:span text:style-name="T2">{</text:span><text:span text:style-name="T6">name</text:span><text:span text:style-name="T2">,</text:span><text:span text:style-name="T6">pwd</text:span><text:span text:style-name="T2">} = logindata;</text:span></text:p>
      <text:p text:style-name="P3"><text:s text:c="8"/><text:span text:style-name="T5">for</text:span><text:span text:style-name="T2">(</text:span><text:span text:style-name="T7">i</text:span><text:span text:style-name="T2">=</text:span><text:span text:style-name="T8">0</text:span><text:span text:style-name="T2">;</text:span><text:span text:style-name="T7">i</text:span><text:span text:style-name="T2">&lt;</text:span><text:span text:style-name="T6">Userlist</text:span><text:span text:style-name="T2">.</text:span><text:span text:style-name="T7">length</text:span><text:span text:style-name="T2">;</text:span><text:span text:style-name="T7">i</text:span><text:span text:style-name="T2">++){</text:span></text:p>
      <text:p text:style-name="P3"><text:s text:c="12"/><text:span text:style-name="T5">if</text:span><text:span text:style-name="T2">(</text:span><text:span text:style-name="T6">Userlist</text:span><text:span text:style-name="T2">[</text:span><text:span text:style-name="T7">i</text:span><text:span text:style-name="T2">].</text:span><text:span text:style-name="T7">name </text:span><text:span text:style-name="T2">== </text:span><text:span text:style-name="T6">name </text:span><text:span text:style-name="T2">&amp;&amp; </text:span><text:span text:style-name="T6">Userlist</text:span><text:span text:style-name="T2">[</text:span><text:span text:style-name="T7">i</text:span><text:span text:style-name="T2">].</text:span><text:span text:style-name="T7">pwd</text:span><text:span text:style-name="T2">){</text:span></text:p>
      <text:p text:style-name="P3"><text:s text:c="15"/><text:span text:style-name="T5">return true</text:span><text:span text:style-name="T2">;</text:span></text:p>
      <text:p text:style-name="P3"><text:s text:c="12"/><text:span text:style-name="T2">}</text:span></text:p>
      <text:p text:style-name="P3"><text:s text:c="12"/><text:span text:style-name="T5">else</text:span></text:p>
      <text:p text:style-name="P3"><text:span text:style-name="T4"><text:s text:c="12"/></text:span><text:span text:style-name="T2">{</text:span></text:p>
      <text:p text:style-name="P3"><text:s text:c="16"/><text:span text:style-name="T5">this</text:span><text:span text:style-name="T2">.</text:span><text:span text:style-name="T10">setState</text:span><text:span text:style-name="T2">({</text:span></text:p>
      <text:p text:style-name="P3"><text:s text:c="20"/><text:span text:style-name="T7">iserr</text:span><text:span text:style-name="T2">: </text:span><text:span text:style-name="T5">true</text:span><text:span text:style-name="T2">,</text:span></text:p>
      <text:p text:style-name="P3"><text:s text:c="16"/><text:span text:style-name="T2">})</text:span></text:p>
      <text:p text:style-name="P3"><text:s text:c="12"/><text:span text:style-name="T2">}</text:span></text:p>
      <text:p text:style-name="P3"><text:s text:c="8"/><text:span text:style-name="T2">}</text:span></text:p>
      <text:p text:style-name="P3"><text:s text:c="4"/><text:span text:style-name="T2">}</text:span></text:p>
      <text:p text:style-name="P3"><text:s text:c="4"/><text:span text:style-name="T3">chkauth </text:span><text:span text:style-name="T2">= (userdata) =&gt; {</text:span></text:p>
      <text:p text:style-name="P3"><text:s text:c="8"/><text:span text:style-name="T2">e.</text:span><text:span text:style-name="T7">preventDefault</text:span><text:span text:style-name="T2">();</text:span></text:p>
      <text:p text:style-name="P3"><text:s text:c="8"/><text:span text:style-name="T5">let </text:span><text:span text:style-name="T2">{ name : </text:span><text:span text:style-name="T6">uname </text:span><text:span text:style-name="T2">,</text:span><text:span text:style-name="T6">pwd </text:span><text:span text:style-name="T2">} = userdata;</text:span></text:p>
      <text:p text:style-name="P3"><text:s text:c="8"/><text:span text:style-name="T5">let </text:span><text:span text:style-name="T6">result</text:span><text:span text:style-name="T2">=jsonauth(userdata);</text:span></text:p>
      <text:p text:style-name="P3"><text:s text:c="8"/><text:span text:style-name="T5">let </text:span><text:span text:style-name="T2">{ </text:span><text:span text:style-name="T7">userlist </text:span><text:span text:style-name="T2">} = </text:span><text:span text:style-name="T5">this</text:span><text:span text:style-name="T2">.</text:span><text:span text:style-name="T7">state </text:span><text:span text:style-name="T2">;</text:span></text:p>
      <text:p text:style-name="P3"><text:s text:c="8"/><text:span text:style-name="T5">let </text:span><text:span text:style-name="T6">id</text:span><text:span text:style-name="T2">;</text:span></text:p>
      <text:p text:style-name="P3"><text:s text:c="8"/><text:span text:style-name="T5">if</text:span><text:span text:style-name="T2">(</text:span><text:span text:style-name="T6">result </text:span><text:span text:style-name="T2">== </text:span><text:span text:style-name="T5">true</text:span><text:span text:style-name="T2">){ </text:span><text:span text:style-name="T12">//found in json</text:span></text:p>
      <text:p text:style-name="P3"><text:span text:style-name="T11"><text:s text:c="12"/></text:span><text:span text:style-name="T5">let </text:span><text:span text:style-name="T6">matchidx </text:span><text:span text:style-name="T2">= </text:span><text:span text:style-name="T7">userlist</text:span><text:span text:style-name="T2">.</text:span><text:span text:style-name="T10">findIndex</text:span><text:span text:style-name="T2">((user) =&gt; user.</text:span><text:span text:style-name="T7">name </text:span><text:span text:style-name="T2">== </text:span><text:span text:style-name="T6">uname</text:span><text:span text:style-name="T2">)</text:span></text:p>
      <text:p text:style-name="P3"><text:s text:c="12"/><text:span text:style-name="T7">console</text:span><text:span text:style-name="T2">.</text:span><text:span text:style-name="T10">log</text:span><text:span text:style-name="T2">(</text:span><text:span text:style-name="T6">matchidx</text:span><text:span text:style-name="T2">);</text:span></text:p>
      <text:p text:style-name="P3"><text:s text:c="12"/><text:span text:style-name="T5">if</text:span><text:span text:style-name="T2">(</text:span><text:span text:style-name="T6">matchidx</text:span><text:span text:style-name="T2">!=-</text:span><text:span text:style-name="T8">1</text:span><text:span text:style-name="T2">)</text:span></text:p>
      <text:p text:style-name="P3"><text:s text:c="16"/><text:span text:style-name="T6">id </text:span><text:span text:style-name="T2">= </text:span><text:span text:style-name="T6">matchidx</text:span><text:span text:style-name="T2">.</text:span><text:span text:style-name="T7">id</text:span><text:span text:style-name="T2">;</text:span><text:span text:style-name="T12">//found in local ,not the firsttym logger</text:span></text:p>
      <text:p text:style-name="P3"><text:span text:style-name="T11"><text:s text:c="12"/></text:span><text:span text:style-name="T5">else </text:span><text:span text:style-name="T2">{</text:span></text:p>
      <text:p text:style-name="P3"><text:s text:c="20"/><text:span text:style-name="T5">var </text:span><text:span text:style-name="T6">obj </text:span><text:span text:style-name="T2">= {</text:span></text:p>
      <text:p text:style-name="P3"><text:s text:c="24"/><text:span text:style-name="T7">uid</text:span><text:span text:style-name="T2">:</text:span><text:span text:style-name="T6">id </text:span><text:span text:style-name="T2">,</text:span></text:p>
      <text:p text:style-name="P3"><text:s text:c="24"/><text:span text:style-name="T7">uname</text:span><text:span text:style-name="T2">: </text:span><text:span text:style-name="T6">uname</text:span><text:span text:style-name="T2">,</text:span></text:p>
      <text:p text:style-name="P3"><text:s text:c="24"/><text:span text:style-name="T7">pwd</text:span><text:span text:style-name="T2">: </text:span><text:span text:style-name="T6">pwd</text:span><text:span text:style-name="T2">,</text:span></text:p>
      <text:p text:style-name="P3"><text:s text:c="24"/><text:span text:style-name="T7">arry</text:span><text:span text:style-name="T2">: [],</text:span></text:p>
      <text:p text:style-name="P3"><text:s text:c="20"/><text:span text:style-name="T2">};</text:span></text:p>
      <text:p text:style-name="P3"><text:s text:c="20"/><text:span text:style-name="T7">userlist</text:span><text:span text:style-name="T2">.</text:span><text:span text:style-name="T10">push</text:span><text:span text:style-name="T2">(</text:span><text:span text:style-name="T6">obj</text:span><text:span text:style-name="T2">);</text:span></text:p>
      <text:p text:style-name="P3"><text:s text:c="16"/><text:span text:style-name="T2">}</text:span></text:p>
      <text:p text:style-name="P3"><text:s text:c="12"/><text:span text:style-name="T5">this</text:span><text:span text:style-name="T2">.</text:span><text:span text:style-name="T10">setState</text:span><text:span text:style-name="T2">({</text:span></text:p>
      <text:p text:style-name="P3"><text:s text:c="16"/><text:span text:style-name="T7">isAuthenticated</text:span><text:span text:style-name="T2">: </text:span><text:span text:style-name="T5">true</text:span><text:span text:style-name="T2">,</text:span></text:p>
      <text:p text:style-name="P3"><text:s text:c="16"/><text:span text:style-name="T7">userlist</text:span><text:span text:style-name="T2">: </text:span><text:span text:style-name="T7">userlist</text:span><text:span text:style-name="T2">,</text:span></text:p>
      <text:p text:style-name="P3"><text:s text:c="12"/><text:span text:style-name="T2">})</text:span></text:p>
      <text:p text:style-name="P3"><text:s text:c="8"/><text:span text:style-name="T2">}</text:span></text:p>
      <text:p text:style-name="P3"><text:s text:c="4"/><text:span text:style-name="T2">}</text:span></text:p>
      <text:p text:style-name="P2">}</text:p>
      <text:p text:style-name="P4"><text:span text:style-name="T1">usertodo </text:span>= (state,userid) =&gt;{</text:p>
      <text:p text:style-name="P4"/>
      <text:p text:style-name="P3"><text:s text:c="6"/><text:span text:style-name="T7">console</text:span><text:span text:style-name="T2">.</text:span><text:span text:style-name="T10">log</text:span><text:span text:style-name="T2">(</text:span><text:span text:style-name="T13">'state'</text:span><text:span text:style-name="T2">, state);</text:span></text:p>
      <text:p text:style-name="P3"><text:s text:c="7"/><text:span text:style-name="T5">let </text:span><text:span text:style-name="T2">{ </text:span><text:span text:style-name="T7">userlist </text:span><text:span text:style-name="T2">} = </text:span><text:span text:style-name="T5">this</text:span><text:span text:style-name="T2">.</text:span><text:span text:style-name="T7">state </text:span><text:span text:style-name="T2">;</text:span></text:p>
      <text:p text:style-name="P3"><text:s text:c="7"/><text:span text:style-name="T7">console</text:span><text:span text:style-name="T2">.</text:span><text:span text:style-name="T10">log</text:span><text:span text:style-name="T2">(</text:span><text:span text:style-name="T13">"-----------------HIIIIII from todo"</text:span><text:span text:style-name="T2">)</text:span></text:p>
      <text:p text:style-name="P3"><text:s text:c="6"/><text:bookmark-start text:name="__DdeLink__646_540718856"/><text:span text:style-name="T5">let </text:span><text:span text:style-name="T6">index </text:span><text:span text:style-name="T2">= </text:span><text:span text:style-name="T7">userlist</text:span><text:span text:style-name="T2">.</text:span><text:span text:style-name="T10">findIndex</text:span><text:span text:style-name="T2">(user =&gt; user.</text:span><text:span text:style-name="T7">name</text:span><text:span text:style-name="T2">==state.</text:span><text:span text:style-name="T7">name</text:span><text:span text:style-name="T2">);</text:span></text:p>
      <text:p text:style-name="P3"><text:s text:c="4"/><text:span text:style-name="T7">console</text:span><text:span text:style-name="T2">.</text:span><text:span text:style-name="T10">log</text:span><text:span text:style-name="T2">(</text:span><text:span text:style-name="T6">index</text:span><text:span text:style-name="T2">);</text:span><text:bookmark-end text:name="__DdeLink__646_540718856"/></text:p>
      <text:p text:style-name="P3"><text:s text:c="6"/><text:span text:style-name="T7">console</text:span><text:span text:style-name="T2">.</text:span><text:span text:style-name="T10">log</text:span><text:span text:style-name="T2">(</text:span><text:bookmark-start text:name="__DdeLink__648_540718856"/><text:span text:style-name="T7">userlist</text:span><text:span text:style-name="T2">[</text:span><text:span text:style-name="T6">index</text:span><text:span text:style-name="T2">]</text:span><text:bookmark-end text:name="__DdeLink__648_540718856"/><text:span text:style-name="T2">.</text:span><text:span text:style-name="T7">arry</text:span><text:span text:style-name="T2">.</text:span><text:span text:style-name="T7">length</text:span><text:span text:style-name="T2">,</text:span><text:span text:style-name="T13">'----------------len'</text:span><text:span text:style-name="T2">)</text:span></text:p>
      <text:p text:style-name="P3"><text:span text:style-name="T2"/></text:p>
      <text:p text:style-name="P3"><text:s text:c="4"/><text:bookmark-start text:name="__DdeLink__650_540718856"/><text:span text:style-name="T5">let </text:span><text:span text:style-name="T6">newUserlist </text:span><text:span text:style-name="T2">= Object.</text:span><text:span text:style-name="T10">assign</text:span><text:span text:style-name="T2">([],</text:span><text:span text:style-name="T7">userlist</text:span><text:span text:style-name="T2">[</text:span><text:span text:style-name="T6">index</text:span><text:span text:style-name="T2">].</text:span><text:span text:style-name="T7">arry</text:span><text:span text:style-name="T2">{[</text:span><text:span text:style-name="T7">userlist</text:span><text:span text:style-name="T2">[</text:span><text:span text:style-name="T6">index</text:span><text:span text:style-name="T2">].</text:span><text:span text:style-name="T7">arry</text:span><text:span text:style-name="T2">.</text:span><text:span text:style-name="T7">length</text:span><text:span text:style-name="T2">]: state} );</text:span></text:p>
      <text:p text:style-name="P3"><text:bookmark-end text:name="__DdeLink__650_540718856"/><text:span text:style-name="T2"/></text:p>
      <text:p text:style-name="P3"><text:span text:style-name="T2"/></text:p>
      <text:p text:style-name="P3"><text:s text:c="4"/><text:span text:style-name="T7">userlist</text:span><text:span text:style-name="T2">[</text:span><text:span text:style-name="T6">index</text:span><text:span text:style-name="T2">].</text:span><text:span text:style-name="T7">arry</text:span><text:span text:style-name="T2">.</text:span><text:span text:style-name="T10">push</text:span><text:span text:style-name="T2">(state);</text:span></text:p>
      <text:p text:style-name="P3"><text:span text:style-name="T2"/></text:p>
      <text:p text:style-name="P3"><text:span text:style-name="T2"/></text:p>
      <text:p text:style-name="P3"><text:s text:c="5"/><text:span text:style-name="T5">this</text:span><text:span text:style-name="T2">.</text:span><text:span text:style-name="T10">setState</text:span><text:span text:style-name="T2">({</text:span></text:p>
      <text:p text:style-name="P3"><text:s text:c="9"/><text:span text:style-name="T7">userlist</text:span><text:span text:style-name="T2">: </text:span><text:span text:style-name="T6">newUserlist</text:span><text:span text:style-name="T2">,</text:span></text:p>
      <text:p text:style-name="P3"><text:s text:c="5"/><text:span text:style-name="T2">})</text:span></text:p>
      <text:p text:style-name="P3"><text:s text:c="8"/><text:span text:style-name="T7">console</text:span><text:span text:style-name="T2">.</text:span><text:span text:style-name="T10">log</text:span><text:span text:style-name="T2">(</text:span><text:span text:style-name="T13">" Final List Of A User :"</text:span><text:span text:style-name="T2">,</text:span><text:span text:style-name="T7">userlist</text:span><text:span text:style-name="T2">)</text:span></text:p>
      <text:p text:style-name="P1"><text:s text:c="2"/><text:span text:style-name="T2">}</text:span></text:p>
      <text:p text:style-name="P4"><text:soft-page-break/>e.<text:span text:style-name="T9">preventDefault</text:span>();</text:p>
      <text:p text:style-name="P3"><text:s text:c="4"/><text:span text:style-name="T5">let </text:span><text:span text:style-name="T2">{ name : </text:span><text:span text:style-name="T6">uname </text:span><text:span text:style-name="T2">,</text:span><text:span text:style-name="T6">pwd </text:span><text:span text:style-name="T2">} = state;</text:span></text:p>
      <text:p text:style-name="P3"><text:s text:c="4"/><text:span text:style-name="T5">let </text:span><text:span text:style-name="T2">{ </text:span><text:span text:style-name="T7">userlist </text:span><text:span text:style-name="T2">} = </text:span><text:span text:style-name="T5">this</text:span><text:span text:style-name="T2">.</text:span><text:span text:style-name="T7">state </text:span><text:span text:style-name="T2">;</text:span></text:p>
      <text:p text:style-name="P3"><text:s text:c="4"/><text:span text:style-name="T5">let </text:span><text:span text:style-name="T6">flag </text:span><text:span text:style-name="T2">= </text:span><text:span text:style-name="T8">0</text:span><text:span text:style-name="T2">,</text:span><text:span text:style-name="T6">count</text:span><text:span text:style-name="T2">=</text:span><text:span text:style-name="T8">0</text:span><text:span text:style-name="T2">;</text:span></text:p>
      <text:p text:style-name="P3"><text:s text:c="4"/><text:span text:style-name="T5">let </text:span><text:span text:style-name="T6">idx</text:span><text:span text:style-name="T2">;</text:span></text:p>
      <text:p text:style-name="P3"><text:s text:c="4"/><text:span text:style-name="T5">for</text:span><text:span text:style-name="T2">(</text:span><text:span text:style-name="T5">let </text:span><text:span text:style-name="T6">i</text:span><text:span text:style-name="T2">=</text:span><text:span text:style-name="T8">0</text:span><text:span text:style-name="T2">;</text:span><text:span text:style-name="T6">i</text:span><text:span text:style-name="T2">&lt;</text:span><text:span text:style-name="T7">userlist</text:span><text:span text:style-name="T2">.</text:span><text:span text:style-name="T7">length</text:span><text:span text:style-name="T2">;</text:span><text:span text:style-name="T6">i</text:span><text:span text:style-name="T2">++){</text:span></text:p>
      <text:p text:style-name="P3"><text:s text:c="8"/><text:span text:style-name="T5">if</text:span><text:span text:style-name="T2">((</text:span><text:span text:style-name="T6">uname </text:span><text:span text:style-name="T2">== </text:span><text:span text:style-name="T7">userlist</text:span><text:span text:style-name="T2">[</text:span><text:span text:style-name="T6">i</text:span><text:span text:style-name="T2">].</text:span><text:span text:style-name="T7">uname</text:span><text:span text:style-name="T2">) &amp;&amp; (</text:span><text:span text:style-name="T6">pwd </text:span><text:span text:style-name="T2">== </text:span><text:span text:style-name="T7">userlist</text:span><text:span text:style-name="T2">[</text:span><text:span text:style-name="T6">i</text:span><text:span text:style-name="T2">].</text:span><text:span text:style-name="T7">pwd</text:span><text:span text:style-name="T2">)){</text:span></text:p>
      <text:p text:style-name="P3"><text:s text:c="10"/><text:span text:style-name="T6">flag</text:span><text:span text:style-name="T2">=</text:span><text:span text:style-name="T8">1</text:span><text:span text:style-name="T2">;</text:span></text:p>
      <text:p text:style-name="P3"><text:s text:c="10"/><text:span text:style-name="T6">idx</text:span><text:span text:style-name="T2">=</text:span><text:span text:style-name="T6">i</text:span><text:span text:style-name="T2">;</text:span></text:p>
      <text:p text:style-name="P3"><text:s text:c="8"/><text:span text:style-name="T2">}</text:span></text:p>
      <text:p text:style-name="P3"><text:s text:c="4"/><text:span text:style-name="T2">}</text:span></text:p>
      <text:p text:style-name="P3"><text:s text:c="4"/><text:span text:style-name="T5">if</text:span><text:span text:style-name="T2">(</text:span><text:span text:style-name="T6">flag </text:span><text:span text:style-name="T2">== </text:span><text:span text:style-name="T8">1</text:span><text:span text:style-name="T2">){</text:span></text:p>
      <text:p text:style-name="P3"><text:s text:c="8"/><text:span text:style-name="T6">id</text:span><text:span text:style-name="T2">=</text:span><text:span text:style-name="T7">userlist</text:span><text:span text:style-name="T2">[</text:span><text:span text:style-name="T6">idx</text:span><text:span text:style-name="T2">].</text:span><text:span text:style-name="T7">uid</text:span><text:span text:style-name="T2">;</text:span></text:p>
      <text:p text:style-name="P3"><text:s text:c="8"/><text:span text:style-name="T12">// userlist.push(userlist[idx]);</text:span></text:p>
      <text:p text:style-name="P3"><text:span text:style-name="T11"><text:s text:c="8"/></text:span><text:span text:style-name="T5">this</text:span><text:span text:style-name="T2">.</text:span><text:span text:style-name="T10">setState</text:span><text:span text:style-name="T2">({</text:span></text:p>
      <text:p text:style-name="P3"><text:s text:c="12"/><text:span text:style-name="T7">isAuthenticated</text:span><text:span text:style-name="T2">: </text:span><text:span text:style-name="T5">true</text:span><text:span text:style-name="T2">,</text:span></text:p>
      <text:p text:style-name="P3"><text:s text:c="12"/><text:span text:style-name="T7">userlist</text:span><text:span text:style-name="T2">: </text:span><text:span text:style-name="T7">userlist</text:span><text:span text:style-name="T2">,</text:span></text:p>
      <text:p text:style-name="P3"><text:s text:c="8"/><text:span text:style-name="T2">})</text:span></text:p>
      <text:p text:style-name="P3"><text:s text:c="4"/><text:span text:style-name="T2">}</text:span></text:p>
      <text:p text:style-name="P3"><text:s text:c="4"/><text:span text:style-name="T5">else</text:span></text:p>
      <text:p text:style-name="P3"><text:span text:style-name="T4"><text:s text:c="4"/></text:span><text:span text:style-name="T2">{</text:span></text:p>
      <text:p text:style-name="P3"><text:s text:c="8"/><text:span text:style-name="T5">this</text:span><text:span text:style-name="T2">.</text:span><text:span text:style-name="T10">setState</text:span><text:span text:style-name="T2">({</text:span></text:p>
      <text:p text:style-name="P3"><text:s text:c="12"/><text:span text:style-name="T7">iserr</text:span><text:span text:style-name="T2">: </text:span><text:span text:style-name="T5">true</text:span><text:span text:style-name="T2">,</text:span></text:p>
      <text:p text:style-name="P3"><text:s text:c="8"/><text:span text:style-name="T2">})</text:span></text:p>
      <text:p text:style-name="P3"><text:s text:c="4"/><text:span text:style-name="T2">}</text:span></text:p>
      <text:p text:style-name="P3"><text:s text:c="4"/><text:span text:style-name="T12">// Userlist.forEach((item,i) =&gt; {</text:span></text:p>
      <text:p text:style-name="P10"><text:s text:c="4"/><text:span text:style-name="T3">// <text:s text:c="4"/>if ((uname == item.name) &amp;&amp; (pwd == item.pwd)) { //found , not 1st tym</text:span></text:p>
      <text:p text:style-name="P10"><text:s text:c="4"/><text:span text:style-name="T3">// <text:s text:c="8"/>flag = 1;</text:span></text:p>
      <text:p text:style-name="P10"><text:s text:c="4"/><text:span text:style-name="T3">// <text:s text:c="8"/>count = 1;</text:span></text:p>
      <text:p text:style-name="P10"><text:s text:c="4"/><text:span text:style-name="T3">// <text:s text:c="8"/>id = item.id;</text:span></text:p>
      <text:p text:style-name="P10"><text:s text:c="4"/><text:span text:style-name="T3">//</text:span></text:p>
      <text:p text:style-name="P10"><text:s text:c="4"/><text:span text:style-name="T3">// <text:s text:c="4"/>}</text:span></text:p>
      <text:p text:style-name="P10"><text:s text:c="4"/><text:span text:style-name="T3">// })</text:span></text:p>
      <text:p text:style-name="P10"><text:s text:c="4"/><text:span text:style-name="T3">/*for(let j=0;j&lt;userlist.length;j++){</text:span></text:p>
      <text:p text:style-name="P10"><text:s text:c="8"/><text:span text:style-name="T3">if((uname == userlist[j].name) &amp;&amp; (pwd == userlist[j].pwd)){</text:span></text:p>
      <text:p text:style-name="P10"><text:s text:c="12"/><text:span text:style-name="T3">count=1;</text:span></text:p>
      <text:p text:style-name="P10"><text:s text:c="12"/><text:span text:style-name="T3">break;</text:span></text:p>
      <text:p text:style-name="P10"><text:s text:c="8"/><text:span text:style-name="T3">}</text:span></text:p>
      <text:p text:style-name="P10"><text:s text:c="4"/><text:span text:style-name="T3">}*/</text:span></text:p>
      <text:p text:style-name="P10"><text:s text:c="4"/><text:span text:style-name="T3">/*if(flag == 1 &amp;&amp; count != 1){ //User is Found &amp; 1st tym</text:span></text:p>
      <text:p text:style-name="P10"><text:s text:c="8"/><text:span text:style-name="T3">var obj = {</text:span></text:p>
      <text:p text:style-name="P10"><text:s text:c="12"/><text:span text:style-name="T3">uid: id,</text:span></text:p>
      <text:p text:style-name="P10"><text:s text:c="12"/><text:span text:style-name="T3">uname: uname,</text:span></text:p>
      <text:p text:style-name="P10"><text:s text:c="12"/><text:span text:style-name="T3">pwd: pwd,</text:span></text:p>
      <text:p text:style-name="P10"><text:s text:c="12"/><text:span text:style-name="T3">arry: [],</text:span></text:p>
      <text:p text:style-name="P10"><text:s text:c="8"/><text:span text:style-name="T3">};</text:span></text:p>
      <text:p text:style-name="P10"><text:s text:c="8"/><text:span text:style-name="T3">userlist.push(obj);</text:span></text:p>
      <text:p text:style-name="P10"><text:s text:c="8"/><text:span text:style-name="T3">this.setState({</text:span></text:p>
      <text:p text:style-name="P10"><text:s text:c="12"/><text:span text:style-name="T3">isAuthenticated: true,</text:span></text:p>
      <text:p text:style-name="P10"><text:s text:c="12"/><text:span text:style-name="T3">userlist: userlist,</text:span></text:p>
      <text:p text:style-name="P10"><text:s text:c="8"/><text:span text:style-name="T3">})</text:span></text:p>
      <text:p text:style-name="P10"><text:s text:c="4"/><text:span text:style-name="T3">}</text:span></text:p>
      <text:p text:style-name="P10"><text:s text:c="4"/><text:span text:style-name="T3">else</text:span></text:p>
      <text:p text:style-name="P10"><text:s text:c="4"/><text:span text:style-name="T3">{</text:span></text:p>
      <text:p text:style-name="P10"><text:s text:c="8"/><text:span text:style-name="T3">this.setState({</text:span></text:p>
      <text:p text:style-name="P10"><text:s text:c="12"/><text:span text:style-name="T3">iserr: true,</text:span></text:p>
      <text:p text:style-name="P10"><text:s text:c="8"/><text:span text:style-name="T3">})</text:span></text:p>
      <text:p text:style-name="P10"><text:s text:c="4"/><text:span text:style-name="T3">}*/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2:37:08.541273452</meta:creation-date>
    <dc:date>2017-03-24T14:25:54.787166953</dc:date>
    <meta:editing-duration>PT1H22M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114" meta:word-count="296" meta:character-count="3063" meta:non-whitespace-character-count="1863"/>
  </office:meta>
</office:document-meta>
</file>